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3.373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0.335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0.418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CATENAR</text:p>
          </table:table-cell>
          <table:table-cell table:style-name="ce5" office:value-type="string" calcext:value-type="string" table:number-columns-spanned="15" table:number-rows-spanned="2">
            <text:p>CONCATENAR(texto 1; texto 2; …) Combina varios valores de texto en uno solo</text:p>
          </table:table-cell>
          <table:covered-table-cell table:number-columns-repeated="12" table:style-name="ce6"/>
          <table:covered-table-cell table:number-columns-repeated="2"/>
          <table:table-cell/>
        </table:table-row>
        <table:table-row table:style-name="ro1">
          <table:covered-table-cell table:style-name="ce2"/>
          <table:covered-table-cell table:number-columns-repeated="13" table:style-name="ce6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DERECHA</text:p>
          </table:table-cell>
          <table:table-cell table:style-name="ce5" office:value-type="string" calcext:value-type="string" table:number-columns-spanned="15" table:number-rows-spanned="2">
            <text:p>DERECHA(texto; número) Devuelve el último o últimos caracteres de un texto</text:p>
          </table:table-cell>
          <table:covered-table-cell table:number-columns-repeated="12" table:style-name="ce6"/>
          <table:covered-table-cell table:number-columns-repeated="2"/>
          <table:table-cell/>
        </table:table-row>
        <table:table-row table:style-name="ro1">
          <table:covered-table-cell table:number-columns-repeated="7" table:style-name="Default"/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IZQUIERDA</text:p>
          </table:table-cell>
          <table:table-cell table:style-name="ce5" office:value-type="string" calcext:value-type="string" table:number-columns-spanned="15" table:number-rows-spanned="2">
            <text:p>IZQUIERDA(texto; número) Devuelve el primero o primeros caracteres de un texto</text:p>
          </table:table-cell>
          <table:covered-table-cell table:number-columns-repeated="12" table:style-name="ce6"/>
          <table:covered-table-cell table:number-columns-repeated="2"/>
          <table:table-cell/>
        </table:table-row>
        <table:table-row table:style-name="ro1">
          <table:covered-table-cell table:number-columns-repeated="7" table:style-name="Default"/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EXTRAEB</text:p>
          </table:table-cell>
          <table:table-cell table:style-name="ce5" office:value-type="string" calcext:value-type="string" table:number-columns-spanned="15" table:number-rows-spanned="2">
            <text:p>EXTRAEB(texto; posición_inicial; número) Devuelve una parte de un texto</text:p>
          </table:table-cell>
          <table:covered-table-cell table:number-columns-repeated="12" table:style-name="ce6"/>
          <table:covered-table-cell table:number-columns-repeated="2"/>
          <table:table-cell/>
        </table:table-row>
        <table:table-row table:style-name="ro1">
          <table:covered-table-cell table:number-columns-repeated="7" table:style-name="Default"/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REEMPLAZAR</text:p>
          </table:table-cell>
          <table:table-cell table:style-name="ce5" office:value-type="string" calcext:value-type="string" table:number-columns-spanned="15" table:number-rows-spanned="2">
            <text:p>REEMPLAZAR(texto; posición; longitud; texto_nuevo) Sustituye caracteres dentro de un texto por otros caracteres</text:p>
          </table:table-cell>
          <table:covered-table-cell table:number-columns-repeated="12" table:style-name="ce6"/>
          <table:covered-table-cell table:number-columns-repeated="2"/>
          <table:table-cell/>
        </table:table-row>
        <table:table-row table:style-name="ro1">
          <table:covered-table-cell table:number-columns-repeated="7" table:style-name="Default"/>
          <table:covered-table-cell/>
          <table:covered-table-cell table:style-name="Default"/>
          <table:covered-table-cell table:number-columns-repeated="7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CONCATENAR</text:p>
          </table:table-cell>
          <table:table-cell table:style-name="ce9" office:value-type="string" calcext:value-type="string">
            <text:p>IZQUIERDA</text:p>
          </table:table-cell>
          <table:table-cell table:style-name="ce9" office:value-type="string" calcext:value-type="string">
            <text:p>EXTRAEB</text:p>
          </table:table-cell>
          <table:table-cell table:style-name="ce9" office:value-type="string" calcext:value-type="string">
            <text:p>DERECHA</text:p>
          </table:table-cell>
          <table:table-cell/>
          <table:table-cell table:style-name="Default"/>
          <table:table-cell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7" office:value-type="string" calcext:value-type="string">
            <text:p>APELLIDOS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ALUMNO</text:p>
          </table:table-cell>
          <table:table-cell table:number-columns-repeated="2" table:style-name="ce7" office:value-type="string" calcext:value-type="string">
            <text:p>PRIMER APELLIDO</text:p>
          </table:table-cell>
          <table:table-cell table:style-name="ce7" office:value-type="string" calcext:value-type="string">
            <text:p>SEGUNDO APELLIDO</text:p>
          </table:table-cell>
          <table:table-cell table:style-name="ce11"/>
          <table:table-cell/>
          <table:table-cell table:style-name="ce12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formula="of:=CONCATENATE([.C14];&quot; &quot;;[.B14])" office:value-type="string" office:string-value="Luis Márquez Alonso" calcext:value-type="string">
            <text:p>Luis Márquez Alonso</text:p>
          </table:table-cell>
          <table:table-cell table:formula="of:=LEFT([.B14];7)" office:value-type="string" office:string-value="Márquez" calcext:value-type="string">
            <text:p>Márquez</text:p>
          </table:table-cell>
          <table:table-cell table:formula="of:=MIDB([.D14];6;7)" office:value-type="string" office:string-value="Márquez" calcext:value-type="string">
            <text:p>Márquez</text:p>
          </table:table-cell>
          <table:table-cell table:formula="of:=RIGHT([.B14];6)" office:value-type="string" office:string-value="Alonso" calcext:value-type="string">
            <text:p>Alonso</text:p>
          </table:table-cell>
          <table:table-cell table:style-name="ce12"/>
          <table:table-cell/>
          <table:table-cell table:style-name="ce12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formula="of:=CONCATENATE([.C15];&quot; &quot;;[.B15])" office:value-type="string" office:string-value="Carlos Pérez Tomás" calcext:value-type="string">
            <text:p>Carlos Pérez Tomás</text:p>
          </table:table-cell>
          <table:table-cell table:formula="of:=LEFT([.B15];7)" office:value-type="string" office:string-value="Pérez T" calcext:value-type="string">
            <text:p>Pérez T</text:p>
          </table:table-cell>
          <table:table-cell table:formula="of:=MIDB([.D15];6;7)" office:value-type="string" office:string-value="s Pérez" calcext:value-type="string">
            <text:p>s Pérez</text:p>
          </table:table-cell>
          <table:table-cell table:formula="of:=RIGHT([.B15];6)" office:value-type="string" office:string-value=" Tomás" calcext:value-type="string">
            <text:p><text:s/>Tomás</text:p>
          </table:table-cell>
          <table:table-cell table:style-name="ce12"/>
          <table:table-cell/>
          <table:table-cell table:style-name="ce12"/>
          <table:table-cell table:style-name="ce14" office:value-type="string" calcext:value-type="string">
            <text:p>REEMPLAZAR</text:p>
          </table:table-cell>
          <table:table-cell/>
          <table:table-cell table:style-name="ce12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formula="of:=CONCATENATE([.C16];&quot; &quot;;[.B16])" office:value-type="string" office:string-value="Francisco Pardo Zamora" calcext:value-type="string">
            <text:p>Francisco Pardo Zamora</text:p>
          </table:table-cell>
          <table:table-cell table:formula="of:=LEFT([.B16];7)" office:value-type="string" office:string-value="Pardo Z" calcext:value-type="string">
            <text:p>Pardo Z</text:p>
          </table:table-cell>
          <table:table-cell table:formula="of:=MIDB([.D16];6;7)" office:value-type="string" office:string-value="isco Pa" calcext:value-type="string">
            <text:p>isco Pa</text:p>
          </table:table-cell>
          <table:table-cell table:formula="of:=RIGHT([.B16];6)" office:value-type="string" office:string-value="Zamora" calcext:value-type="string">
            <text:p>Zamora</text:p>
          </table:table-cell>
          <table:table-cell table:style-name="ce3"/>
          <table:table-cell office:value-type="string" calcext:value-type="string">
            <text:p>0923 3400 5675 7894 1100000</text:p>
          </table:table-cell>
          <table:table-cell table:style-name="ce13"/>
          <table:table-cell table:style-name="ce13" table:formula="of:=REPLACE([.I16];11;4;[.$K$12])" office:value-type="string" office:string-value="0923 3400 1404 7894 1100000" calcext:value-type="string">
            <text:p>0923 3400 1404 7894 1100000</text:p>
          </table:table-cell>
          <table:table-cell table:style-name="ce1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formula="of:=CONCATENATE([.C17];&quot; &quot;;[.B17])" office:value-type="string" office:string-value="Sivia Tena Serrano" calcext:value-type="string">
            <text:p>Sivia Tena Serrano</text:p>
          </table:table-cell>
          <table:table-cell table:formula="of:=LEFT([.B17];7)" office:value-type="string" office:string-value="Tena Se" calcext:value-type="string">
            <text:p>Tena Se</text:p>
          </table:table-cell>
          <table:table-cell table:formula="of:=MIDB([.D17];6;7)" office:value-type="string" office:string-value=" Tena S" calcext:value-type="string">
            <text:p><text:s/>Tena S</text:p>
          </table:table-cell>
          <table:table-cell table:formula="of:=RIGHT([.B17];6)" office:value-type="string" office:string-value="errano" calcext:value-type="string">
            <text:p>errano</text:p>
          </table:table-cell>
          <table:table-cell table:style-name="ce3"/>
          <table:table-cell office:value-type="string" calcext:value-type="string">
            <text:p>0924 3400 5675 7894 1100000</text:p>
          </table:table-cell>
          <table:table-cell table:style-name="ce13"/>
          <table:table-cell table:style-name="ce13" table:formula="of:=REPLACE([.I17];11;4;[.$K$12])" office:value-type="string" office:string-value="0924 3400 1404 7894 1100000" calcext:value-type="string">
            <text:p>0924 3400 1404 7894 1100000</text:p>
          </table:table-cell>
          <table:table-cell table:style-name="ce13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formula="of:=CONCATENATE([.C18];&quot; &quot;;[.B18])" office:value-type="string" office:string-value="Carla Cifuentes Valero" calcext:value-type="string">
            <text:p>Carla Cifuentes Valero</text:p>
          </table:table-cell>
          <table:table-cell table:formula="of:=LEFT([.B18];7)" office:value-type="string" office:string-value="Cifuent" calcext:value-type="string">
            <text:p>Cifuent</text:p>
          </table:table-cell>
          <table:table-cell table:formula="of:=MIDB([.D18];6;7)" office:value-type="string" office:string-value=" Cifuen" calcext:value-type="string">
            <text:p><text:s/>Cifuen</text:p>
          </table:table-cell>
          <table:table-cell table:formula="of:=RIGHT([.B18];6)" office:value-type="string" office:string-value="Valero" calcext:value-type="string">
            <text:p>Valero</text:p>
          </table:table-cell>
          <table:table-cell table:style-name="ce3"/>
          <table:table-cell office:value-type="string" calcext:value-type="string">
            <text:p>0925 3400 5675 7894 1100000</text:p>
          </table:table-cell>
          <table:table-cell table:style-name="ce12"/>
          <table:table-cell table:style-name="ce13" table:formula="of:=REPLACE([.I18];11;4;[.$K$12])" office:value-type="string" office:string-value="0925 3400 1404 7894 1100000" calcext:value-type="string">
            <text:p>0925 3400 1404 7894 1100000</text:p>
          </table:table-cell>
          <table:table-cell table:style-name="ce12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formula="of:=CONCATENATE([.C19];&quot; &quot;;[.B19])" office:value-type="string" office:string-value="José Villar Martos" calcext:value-type="string">
            <text:p>José Villar Martos</text:p>
          </table:table-cell>
          <table:table-cell table:formula="of:=LEFT([.B19];7)" office:value-type="string" office:string-value="Villar " calcext:value-type="string">
            <text:p>Villar </text:p>
          </table:table-cell>
          <table:table-cell table:formula="of:=MIDB([.D19];6;7)" office:value-type="string" office:string-value="Villar " calcext:value-type="string">
            <text:p>Villar </text:p>
          </table:table-cell>
          <table:table-cell table:formula="of:=RIGHT([.B19];6)" office:value-type="string" office:string-value="Martos" calcext:value-type="string">
            <text:p>Martos</text:p>
          </table:table-cell>
          <table:table-cell table:style-name="ce3"/>
          <table:table-cell office:value-type="string" calcext:value-type="string">
            <text:p>0926 3400 5675 7894 1100000</text:p>
          </table:table-cell>
          <table:table-cell table:style-name="ce12"/>
          <table:table-cell table:style-name="ce13" table:formula="of:=REPLACE([.I19];11;4;[.$K$12])" office:value-type="string" office:string-value="0926 3400 1404 7894 1100000" calcext:value-type="string">
            <text:p>0926 3400 1404 7894 1100000</text:p>
          </table:table-cell>
          <table:table-cell table:style-name="ce12"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formula="of:=CONCATENATE([.C20];&quot; &quot;;[.B20])" office:value-type="string" office:string-value="Beatriz Martín Salvador" calcext:value-type="string">
            <text:p>Beatriz Martín Salvador</text:p>
          </table:table-cell>
          <table:table-cell table:formula="of:=LEFT([.B20];7)" office:value-type="string" office:string-value="Martín " calcext:value-type="string">
            <text:p>Martín </text:p>
          </table:table-cell>
          <table:table-cell table:formula="of:=MIDB([.D20];6;7)" office:value-type="string" office:string-value="iz Mart" calcext:value-type="string">
            <text:p>iz Mart</text:p>
          </table:table-cell>
          <table:table-cell table:formula="of:=RIGHT([.B20];6)" office:value-type="string" office:string-value="lvador" calcext:value-type="string">
            <text:p>lvador</text:p>
          </table:table-cell>
          <table:table-cell table:style-name="ce3"/>
          <table:table-cell office:value-type="string" calcext:value-type="string">
            <text:p>0927 3400 5675 7894 1100000</text:p>
          </table:table-cell>
          <table:table-cell table:style-name="ce12"/>
          <table:table-cell table:style-name="ce13" table:formula="of:=REPLACE([.I20];11;4;[.$K$12])" office:value-type="string" office:string-value="0927 3400 1404 7894 1100000" calcext:value-type="string">
            <text:p>0927 3400 1404 7894 1100000</text:p>
          </table:table-cell>
          <table:table-cell table:style-name="ce12"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formula="of:=CONCATENATE([.C21];&quot; &quot;;[.B21])" office:value-type="string" office:string-value="María Santos Perales" calcext:value-type="string">
            <text:p>María Santos Perales</text:p>
          </table:table-cell>
          <table:table-cell table:formula="of:=LEFT([.B21];7)" office:value-type="string" office:string-value="Santos " calcext:value-type="string">
            <text:p>Santos </text:p>
          </table:table-cell>
          <table:table-cell table:formula="of:=MIDB([.D21];6;7)" office:value-type="string" office:string-value=" Santos" calcext:value-type="string">
            <text:p><text:s/>Santos</text:p>
          </table:table-cell>
          <table:table-cell table:formula="of:=RIGHT([.B21];6)" office:value-type="string" office:string-value="erales" calcext:value-type="string">
            <text:p>erales</text:p>
          </table:table-cell>
          <table:table-cell table:style-name="ce3"/>
          <table:table-cell office:value-type="string" calcext:value-type="string">
            <text:p>0928 3400 5675 7894 1100000</text:p>
          </table:table-cell>
          <table:table-cell table:style-name="ce12"/>
          <table:table-cell table:style-name="ce13" table:formula="of:=REPLACE([.I21];11;4;[.$K$12])" office:value-type="string" office:string-value="0928 3400 1404 7894 1100000" calcext:value-type="string">
            <text:p>0928 3400 1404 7894 1100000</text:p>
          </table:table-cell>
          <table:table-cell table:style-name="ce12"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formula="of:=CONCATENATE([.C22];&quot; &quot;;[.B22])" office:value-type="string" office:string-value="Sergio Rodríguez Fuentes" calcext:value-type="string">
            <text:p>Sergio Rodríguez Fuentes</text:p>
          </table:table-cell>
          <table:table-cell table:formula="of:=LEFT([.B22];7)" office:value-type="string" office:string-value="Rodrígu" calcext:value-type="string">
            <text:p>Rodrígu</text:p>
          </table:table-cell>
          <table:table-cell table:formula="of:=MIDB([.D22];6;7)" office:value-type="string" office:string-value="o Rodrí" calcext:value-type="string">
            <text:p>o Rodrí</text:p>
          </table:table-cell>
          <table:table-cell table:formula="of:=RIGHT([.B22];6)" office:value-type="string" office:string-value="uentes" calcext:value-type="string">
            <text:p>uentes</text:p>
          </table:table-cell>
          <table:table-cell table:style-name="ce3"/>
          <table:table-cell/>
          <table:table-cell table:style-name="ce12"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formula="of:=CONCATENATE([.C23];&quot; &quot;;[.B23])" office:value-type="string" office:string-value="Marta Soriano Villalba" calcext:value-type="string">
            <text:p>Marta Soriano Villalba</text:p>
          </table:table-cell>
          <table:table-cell table:formula="of:=LEFT([.B23];7)" office:value-type="string" office:string-value="Soriano" calcext:value-type="string">
            <text:p>Soriano</text:p>
          </table:table-cell>
          <table:table-cell table:formula="of:=MIDB([.D23];6;7)" office:value-type="string" office:string-value=" Sorian" calcext:value-type="string">
            <text:p><text:s/>Sorian</text:p>
          </table:table-cell>
          <table:table-cell table:formula="of:=RIGHT([.B23];6)" office:value-type="string" office:string-value="llalba" calcext:value-type="string">
            <text:p>llalba</text:p>
          </table:table-cell>
          <table:table-cell table:style-name="ce3"/>
          <table:table-cell/>
          <table:table-cell table:style-name="ce12"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formula="of:=CONCATENATE([.C24];&quot; &quot;;[.B24])" office:value-type="string" office:string-value="Pedro Huertas Lafuente" calcext:value-type="string">
            <text:p>Pedro Huertas Lafuente</text:p>
          </table:table-cell>
          <table:table-cell table:formula="of:=LEFT([.B24];7)" office:value-type="string" office:string-value="Huertas" calcext:value-type="string">
            <text:p>Huertas</text:p>
          </table:table-cell>
          <table:table-cell table:formula="of:=MIDB([.D24];6;7)" office:value-type="string" office:string-value=" Huerta" calcext:value-type="string">
            <text:p><text:s/>Huerta</text:p>
          </table:table-cell>
          <table:table-cell table:formula="of:=RIGHT([.B24];6)" office:value-type="string" office:string-value="fuente" calcext:value-type="string">
            <text:p>fuente</text:p>
          </table:table-cell>
          <table:table-cell table:style-name="ce12"/>
          <table:table-cell/>
          <table:table-cell table:style-name="ce12"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formula="of:=CONCATENATE([.C25];&quot; &quot;;[.B25])" office:value-type="string" office:string-value="Angel Ortiz Ortega" calcext:value-type="string">
            <text:p>Angel Ortiz Ortega</text:p>
          </table:table-cell>
          <table:table-cell table:formula="of:=LEFT([.B25];7)" office:value-type="string" office:string-value="Ortiz O" calcext:value-type="string">
            <text:p>Ortiz O</text:p>
          </table:table-cell>
          <table:table-cell table:formula="of:=MIDB([.D25];6;7)" office:value-type="string" office:string-value=" Ortiz " calcext:value-type="string">
            <text:p><text:s/>Ortiz </text:p>
          </table:table-cell>
          <table:table-cell table:formula="of:=RIGHT([.B25];6)" office:value-type="string" office:string-value="Ortega" calcext:value-type="string">
            <text:p>Ortega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formula="of:=CONCATENATE([.C26];&quot; &quot;;[.B26])" office:value-type="string" office:string-value="Paula Luna Martínez" calcext:value-type="string">
            <text:p>Paula Luna Martínez</text:p>
          </table:table-cell>
          <table:table-cell table:formula="of:=LEFT([.B26];7)" office:value-type="string" office:string-value="Luna Ma" calcext:value-type="string">
            <text:p>Luna Ma</text:p>
          </table:table-cell>
          <table:table-cell table:formula="of:=MIDB([.D26];6;7)" office:value-type="string" office:string-value=" Luna M" calcext:value-type="string">
            <text:p><text:s/>Luna M</text:p>
          </table:table-cell>
          <table:table-cell table:formula="of:=RIGHT([.B26];6)" office:value-type="string" office:string-value="rtínez" calcext:value-type="string">
            <text:p>rtíne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formula="of:=CONCATENATE([.C27];&quot; &quot;;[.B27])" office:value-type="string" office:string-value="Juan Santamaría Vazquez" calcext:value-type="string">
            <text:p>Juan Santamaría Vazquez</text:p>
          </table:table-cell>
          <table:table-cell table:formula="of:=LEFT([.B27];7)" office:value-type="string" office:string-value="Santama" calcext:value-type="string">
            <text:p>Santama</text:p>
          </table:table-cell>
          <table:table-cell table:formula="of:=MIDB([.D27];6;7)" office:value-type="string" office:string-value="Santama" calcext:value-type="string">
            <text:p>Santama</text:p>
          </table:table-cell>
          <table:table-cell table:formula="of:=RIGHT([.B27];6)" office:value-type="string" office:string-value="azquez" calcext:value-type="string">
            <text:p>azque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formula="of:=CONCATENATE([.C28];&quot; &quot;;[.B28])" office:value-type="string" office:string-value="Adriana Moreno Santos" calcext:value-type="string">
            <text:p>Adriana Moreno Santos</text:p>
          </table:table-cell>
          <table:table-cell table:formula="of:=LEFT([.B28];7)" office:value-type="string" office:string-value="Moreno " calcext:value-type="string">
            <text:p>Moreno </text:p>
          </table:table-cell>
          <table:table-cell table:formula="of:=MIDB([.D28];6;7)" office:value-type="string" office:string-value="na More" calcext:value-type="string">
            <text:p>na More</text:p>
          </table:table-cell>
          <table:table-cell table:formula="of:=RIGHT([.B28];6)" office:value-type="string" office:string-value="Santos" calcext:value-type="string">
            <text:p>Santo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formula="of:=CONCATENATE([.C29];&quot; &quot;;[.B29])" office:value-type="string" office:string-value="Mario Hernando Alfonso" calcext:value-type="string">
            <text:p>Mario Hernando Alfonso</text:p>
          </table:table-cell>
          <table:table-cell table:formula="of:=LEFT([.B29];7)" office:value-type="string" office:string-value="Hernand" calcext:value-type="string">
            <text:p>Hernand</text:p>
          </table:table-cell>
          <table:table-cell table:formula="of:=MIDB([.D29];6;7)" office:value-type="string" office:string-value=" Hernan" calcext:value-type="string">
            <text:p><text:s/>Hernan</text:p>
          </table:table-cell>
          <table:table-cell table:formula="of:=RIGHT([.B29];6)" office:value-type="string" office:string-value="lfonso" calcext:value-type="string">
            <text:p>lfonso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formula="of:=CONCATENATE([.C30];&quot; &quot;;[.B30])" office:value-type="string" office:string-value="Marina Marcos Rubio" calcext:value-type="string">
            <text:p>Marina Marcos Rubio</text:p>
          </table:table-cell>
          <table:table-cell table:formula="of:=LEFT([.B30];7)" office:value-type="string" office:string-value="Marcos " calcext:value-type="string">
            <text:p>Marcos </text:p>
          </table:table-cell>
          <table:table-cell table:formula="of:=MIDB([.D30];6;7)" office:value-type="string" office:string-value="a Marco" calcext:value-type="string">
            <text:p>a Marco</text:p>
          </table:table-cell>
          <table:table-cell table:formula="of:=RIGHT([.B30];6)" office:value-type="string" office:string-value=" Rubio" calcext:value-type="string">
            <text:p><text:s/>Rubio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formula="of:=CONCATENATE([.C31];&quot; &quot;;[.B31])" office:value-type="string" office:string-value="Rubén Nadal Bravo" calcext:value-type="string">
            <text:p>Rubén Nadal Bravo</text:p>
          </table:table-cell>
          <table:table-cell table:formula="of:=LEFT([.B31];7)" office:value-type="string" office:string-value="Nadal B" calcext:value-type="string">
            <text:p>Nadal B</text:p>
          </table:table-cell>
          <table:table-cell table:formula="of:=MIDB([.D31];6;7)" office:value-type="string" office:string-value=" Nadal " calcext:value-type="string">
            <text:p><text:s/>Nadal </text:p>
          </table:table-cell>
          <table:table-cell table:formula="of:=RIGHT([.B31];6)" office:value-type="string" office:string-value=" Bravo" calcext:value-type="string">
            <text:p><text:s/>Bravo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formula="of:=CONCATENATE([.C32];&quot; &quot;;[.B32])" office:value-type="string" office:string-value="Javier González Sanz" calcext:value-type="string">
            <text:p>Javier González Sanz</text:p>
          </table:table-cell>
          <table:table-cell table:formula="of:=LEFT([.B32];7)" office:value-type="string" office:string-value="Gonzále" calcext:value-type="string">
            <text:p>Gonzále</text:p>
          </table:table-cell>
          <table:table-cell table:formula="of:=MIDB([.D32];6;7)" office:value-type="string" office:string-value="r Gonzá" calcext:value-type="string">
            <text:p>r Gonzá</text:p>
          </table:table-cell>
          <table:table-cell table:formula="of:=RIGHT([.B32];6)" office:value-type="string" office:string-value="z Sanz" calcext:value-type="string">
            <text:p>z Sanz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formula="of:=CONCATENATE([.C33];&quot; &quot;;[.B33])" office:value-type="string" office:string-value="Alberto Paredes Ruiz" calcext:value-type="string">
            <text:p>Alberto Paredes Ruiz</text:p>
          </table:table-cell>
          <table:table-cell table:formula="of:=LEFT([.B33];7)" office:value-type="string" office:string-value="Paredes" calcext:value-type="string">
            <text:p>Paredes</text:p>
          </table:table-cell>
          <table:table-cell table:formula="of:=MIDB([.D33];6;7)" office:value-type="string" office:string-value="to Pare" calcext:value-type="string">
            <text:p>to Pare</text:p>
          </table:table-cell>
          <table:table-cell table:formula="of:=RIGHT([.B33];6)" office:value-type="string" office:string-value="s Ruiz" calcext:value-type="string">
            <text:p>s Ruiz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17:56:01.771167919</dc:date>
    <meta:editing-duration>PT5H17M59S</meta:editing-duration>
    <meta:editing-cycles>45</meta:editing-cycles>
    <meta:document-statistic meta:table-count="1" meta:cell-count="174" meta:object-count="0"/>
  </office:meta>
</office:document-meta>
</file>